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925cm" fo:min-width="4.262cm"/>
      <style:paragraph-properties style:writing-mode="lr-tb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1.995cm" fo:min-width="2.869cm"/>
      <style:paragraph-properties style:writing-mode="lr-tb"/>
    </style:style>
    <style:style style:name="gr3" style:family="graphic" style:parent-style-name="objectwithoutfill">
      <style:graphic-properties svg:stroke-width="0.212cm" draw:marker-start-width="0.518cm" draw:marker-end="Arrowheads_20_1" draw:marker-end-width="0.618cm" draw:fill="none" draw:textarea-vertical-align="middle" fo:padding-top="0.231cm" fo:padding-bottom="0.231cm" fo:padding-left="0.356cm" fo:padding-right="0.356cm"/>
    </style:style>
    <style:style style:name="gr4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  <style:text-properties fo:font-size="20pt"/>
    </style:style>
    <style:style style:name="P2" style:family="paragraph">
      <loext:graphic-properties draw:fill-color="#729fcf"/>
      <style:paragraph-properties fo:text-align="center"/>
      <style:text-properties fo:font-size="20pt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762cm" svg:height="3.175cm" svg:x="1.718cm" svg:y="7.267cm">
          <text:p text:style-name="P1">One time</text:p>
          <text:p text:style-name="P1">Initialization</text:p>
          <text:p text:style-name="P1">Cod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62cm" svg:height="3.175cm" svg:x="8.385cm" svg:y="7.35cm">
          <text:p text:style-name="P1">Periodic</text:p>
          <text:p text:style-name="P1">Execution</text:p>
          <text:p text:style-name="P1">Cod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62cm" svg:height="3.175cm" svg:x="14.952cm" svg:y="7.35cm">
          <text:p text:style-name="P1">Wait for next 20 millisecond</text:p>
          <text:p text:style-name="P1">Interva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63cm" svg:height="3.175cm" svg:x="1.635cm" svg:y="2.822cm">
          <text:p text:style-name="P1">Robot</text:p>
          <text:p text:style-name="P1">Reboo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94cm" svg:y1="5.997cm" svg:x2="3.94cm" svg:y2="7.267cm">
          <text:p/>
        </draw:line>
        <draw:line draw:style-name="gr3" draw:text-style-name="P3" draw:layer="layout" svg:x1="6.48cm" svg:y1="8.854cm" svg:x2="8.385cm" svg:y2="8.854cm">
          <text:p/>
        </draw:line>
        <draw:line draw:style-name="gr3" draw:text-style-name="P3" draw:layer="layout" svg:x1="13.065cm" svg:y1="8.937cm" svg:x2="14.97cm" svg:y2="8.937cm">
          <text:p/>
        </draw:line>
        <draw:line draw:style-name="gr4" draw:text-style-name="P3" draw:layer="layout" svg:x1="17.192cm" svg:y1="10.525cm" svg:x2="17.192cm" svg:y2="11.795cm">
          <text:p/>
        </draw:line>
        <draw:line draw:style-name="gr4" draw:text-style-name="P3" draw:layer="layout" svg:x1="10.842cm" svg:y1="11.795cm" svg:x2="17.192cm" svg:y2="11.795cm">
          <text:p/>
        </draw:line>
        <draw:line draw:style-name="gr3" draw:text-style-name="P3" draw:layer="layout" svg:x1="10.842cm" svg:y1="11.795cm" svg:x2="10.842cm" svg:y2="10.5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31T14:34:43.839000000</meta:creation-date>
    <dc:date>2023-10-31T15:39:40.566000000</dc:date>
    <meta:editing-duration>PT1H4M57S</meta:editing-duration>
    <meta:editing-cycles>2</meta:editing-cycles>
    <meta:generator>LibreOffice/7.5.4.2$Windows_X86_64 LibreOffice_project/36ccfdc35048b057fd9854c757a8b67ec53977b6</meta:generator>
    <meta:document-statistic meta:object-count="10"/>
  </office:meta>
</office:document-meta>
</file>